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e5b" officeooo:paragraph-rsid="001ffe5b"/>
    </style:style>
    <style:style style:name="P2" style:family="paragraph" style:parent-style-name="Standard">
      <style:text-properties officeooo:rsid="002041ef" officeooo:paragraph-rsid="002041ef"/>
    </style:style>
    <style:style style:name="P3" style:family="paragraph" style:parent-style-name="Standard">
      <style:text-properties officeooo:rsid="0020ee17" officeooo:paragraph-rsid="0020ee17"/>
    </style:style>
    <style:style style:name="P4" style:family="paragraph" style:parent-style-name="Standard">
      <style:text-properties officeooo:rsid="00212857" officeooo:paragraph-rsid="00212857"/>
    </style:style>
    <style:style style:name="P5" style:family="paragraph" style:parent-style-name="Standard">
      <style:text-properties officeooo:rsid="00280e87" officeooo:paragraph-rsid="0029a743"/>
    </style:style>
    <style:style style:name="P6" style:family="paragraph" style:parent-style-name="Standard" style:list-style-name="L1">
      <style:text-properties fo:font-variant="normal" fo:text-transform="none" fo:color="#000000" style:font-name="sans-serif" fo:font-size="10.5pt" fo:letter-spacing="normal" fo:font-style="normal" fo:font-weight="normal" officeooo:rsid="00280e87" officeooo:paragraph-rsid="0029a743"/>
    </style:style>
    <style:style style:name="P7" style:family="paragraph" style:parent-style-name="Standard">
      <style:text-properties style:font-name="Liberation Serif" officeooo:rsid="002cc1bd" officeooo:paragraph-rsid="0029a743"/>
    </style:style>
    <style:style style:name="P8" style:family="paragraph" style:parent-style-name="Standard">
      <style:text-properties officeooo:rsid="002cc1bd" officeooo:paragraph-rsid="0029a743"/>
    </style:style>
    <style:style style:name="P9" style:family="paragraph" style:parent-style-name="Standard">
      <style:text-properties fo:color="#000000" officeooo:rsid="00257c76" officeooo:paragraph-rsid="00257c76"/>
    </style:style>
    <style:style style:name="P10" style:family="paragraph" style:parent-style-name="Standard">
      <style:text-properties fo:color="#000000" officeooo:rsid="00280e87" officeooo:paragraph-rsid="0029a743"/>
    </style:style>
    <style:style style:name="P11" style:family="paragraph" style:parent-style-name="Standard">
      <style:text-properties fo:color="#000000" officeooo:rsid="002b09f8" officeooo:paragraph-rsid="002e7f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e17" style:font-weight-asian="bold" style:font-weight-complex="bold"/>
    </style:style>
    <style:style style:name="T3" style:family="text">
      <style:text-properties fo:font-weight="bold" officeooo:rsid="0029a743" style:font-weight-asian="bold" style:font-weight-complex="bold"/>
    </style:style>
    <style:style style:name="T4" style:family="text">
      <style:text-properties fo:font-weight="bold" officeooo:rsid="002cc1bd" style:font-weight-asian="bold" style:font-weight-complex="bold"/>
    </style:style>
    <style:style style:name="T5" style:family="text">
      <style:text-properties officeooo:rsid="0020ee17"/>
    </style:style>
    <style:style style:name="T6" style:family="text">
      <style:text-properties officeooo:rsid="00230d79"/>
    </style:style>
    <style:style style:name="T7" style:family="text">
      <style:text-properties officeooo:rsid="0029a743"/>
    </style:style>
    <style:style style:name="T8" style:family="text">
      <style:text-properties officeooo:rsid="002cc1bd"/>
    </style:style>
    <style:style style:name="T9" style:family="text">
      <style:text-properties fo:font-variant="normal" fo:text-transform="none" fo:color="#252525" style:font-name="sans-serif" fo:font-size="10.5pt" fo:letter-spacing="normal" fo:font-style="normal" fo:font-weight="normal" officeooo:rsid="002e7f03"/>
    </style:style>
    <style:style style:name="T10" style:family="text">
      <style:text-properties fo:font-variant="normal" fo:text-transform="none" fo:color="#252525" style:font-name="Liberation Serif" fo:font-size="10.5pt" fo:letter-spacing="normal" fo:font-style="normal" fo:font-weight="normal" officeooo:rsid="002e7f03"/>
    </style:style>
    <style:style style:name="T11" style:family="text">
      <style:text-properties fo:font-variant="normal" fo:text-transform="none" fo:color="#252525" style:font-name="Liberation Serif" fo:font-size="10.5pt" fo:letter-spacing="normal" fo:font-style="normal" fo:font-weight="normal" officeooo:rsid="002cc1bd"/>
    </style:style>
    <style:style style:name="T12" style:family="text">
      <style:text-properties fo:font-variant="normal" fo:text-transform="none" fo:color="#252525" style:font-name="Liberation Serif" fo:font-size="12pt" fo:letter-spacing="normal" fo:font-style="normal" fo:font-weight="normal" officeooo:rsid="002cc1bd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2cc1bd" style:font-size-asian="12pt" style:font-size-complex="12pt"/>
    </style:style>
    <style:style style:name="T14" style:family="text">
      <style:text-properties style:font-name="Liberation Serif" officeooo:rsid="002cc1bd"/>
    </style:style>
    <style:style style:name="T15" style:family="text">
      <style:text-properties style:font-name="Liberation Serif" fo:font-size="12pt" officeooo:rsid="002cc1bd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omédecine</text:span> (biologie médicale) est une branche de la science médicale qui applique les principes de sciences biologiques à la pratique clinique</text:p>
      <text:p text:style-name="P1"/>
      <text:p text:style-name="P2"><text:span text:style-name="T1">Biomédecine</text:span> est multi-discipline <text:span text:style-name="T5">qui contient généralement beaucoup de domaine tels que : </text:span></text:p>
      <text:p text:style-name="P3">la biologie moléculaire, biochimie, biologie cellulaire, nanobiotechnologie, génie biologique, </text:p>
      <text:p text:style-name="P3">cytogénétique, la thérapie génique, bioinformatique, biostatistiques, biologie des systèmes etc.. </text:p>
      <text:p text:style-name="P3"/>
      <text:p text:style-name="P4"><text:span text:style-name="T1">La biologie moléculaire :</text:span> le biosynthèse et la régulation de l'ADN, l'ARN et <text:span text:style-name="T6">d</text:span>es protéines d'une cellule.</text:p>
      <text:p text:style-name="P3"/>
      <text:p text:style-name="P9"><text:span text:style-name="T1">La biochimie </text:span>est la science des processus chimiques qui ont lieu dans les organismes vivants.</text:p>
      <text:p text:style-name="P9"/>
      <text:p text:style-name="P10"><text:span text:style-name="T1">L</text:span><text:span text:style-name="T3">a</text:span> <text:span text:style-name="T1">b</text:span><text:span text:style-name="T2">ioinformatique</text:span> <text:span text:style-name="T7">est</text:span> l'analyse du génome à la modélisation <text:span text:style-name="T7">des problèmatiques biologiques, <text:s/>chimiques, etc. </text:span></text:p>
      <text:list xml:id="list62650080829441601" text:style-name="L1">
        <text:list-item>
          <text:p text:style-name="P6">La bio-informatique des séquences,</text:p>
        </text:list-item>
        <text:list-item>
          <text:p text:style-name="P6">La bio-informatique structurale</text:p>
        </text:list-item>
        <text:list-item>
          <text:p text:style-name="P6">La bio-informatique des réseaux</text:p>
        </text:list-item>
      </text:list>
      <text:p text:style-name="P10"><text:tab/></text:p>
      <text:p text:style-name="P11"><text:span text:style-name="T1">La médecine </text:span><text:span text:style-name="T4">personnalisée</text:span><text:span text:style-name="T8"> basée sur un entretien plus long et personnalisé lors du dialogue médecin-patient et cherchant à prodiguer un parcours personnalisé pour un traitement plus adapté à chaque pa</text:span><text:span text:style-name="T14">tient</text:span><text:span text:style-name="T15">, </text:span><text:span text:style-name="T13">utilisant des moyens de modélisation individuelle. </text:span></text:p>
      <text:p text:style-name="P11"/>
      <text:p text:style-name="P11"><text:span text:style-name="T13"/></text:p>
      <text:p text:style-name="P7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7:37:19.704859815</meta:creation-date>
    <meta:generator>LibreOffice/4.2.8.2$Linux_X86_64 LibreOffice_project/420m0$Build-2</meta:generator>
    <dc:date>2015-11-18T08:05:03.663842626</dc:date>
    <meta:editing-duration>PT23M56S</meta:editing-duration>
    <meta:editing-cycles>14</meta:editing-cycles>
    <meta:document-statistic meta:table-count="0" meta:image-count="0" meta:object-count="0" meta:page-count="1" meta:paragraph-count="12" meta:word-count="148" meta:character-count="1093" meta:non-whitespace-character-count="952"/>
  </office:meta>
</office:document-meta>
</file>